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7e146" officeooo:paragraph-rsid="0007e146"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2pt" fo:font-weight="normal" officeooo:rsid="0007e146" officeooo:paragraph-rsid="0007e146" style:font-size-asian="10.5pt" style:font-weight-asian="normal" style:font-size-complex="12pt" style:font-weight-complex="normal"/>
    </style:style>
    <style:style style:name="P3" style:family="paragraph" style:parent-style-name="Text_20_body">
      <style:paragraph-properties fo:margin-left="0cm" fo:margin-right="0cm" fo:text-indent="0cm" style:auto-text-indent="false" fo:padding="0cm" fo:border="none"/>
    </style:style>
    <style:style style:name="P4" style:family="paragraph" style:parent-style-name="Text_20_body">
      <style:paragraph-properties fo:text-align="start" style:justify-single-word="false"/>
      <style:text-properties fo:font-size="12pt" fo:font-weight="normal" officeooo:rsid="0007e146" officeooo:paragraph-rsid="0007e146"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okies As Terras de Iria</text:p>
      <text:p text:style-name="P1"/>
      <text:p text:style-name="P4">Lorem ipsum dolor sit amet, consectetur adipiscing elit. Etiam pulvinar aliquet arcu, nec tempor nulla. Aliquam sit amet purus nec tortor mattis egestas vel at tellus. Aliquam consectetur augue sed orci vulputate facilisis. Praesent iaculis urna quis tortor egestas sollicitudin. Praesent purus odio, pulvinar eget laoreet eu, suscipit vel ante. Nullam et tellus lectus. Aenean maximus, dui eu placerat pharetra, libero ex posuere dolor, pharetra sodales elit neque quis ligula. Sed sit amet ipsum ut erat malesuada malesuada vel lobortis lorem.</text:p>
      <text:p text:style-name="P3">Aenean molestie pellentesque nibh, ut mollis mi accumsan ut. Sed varius mi feugiat, aliquam augue eget, maximus metus. Nullam scelerisque, nunc at interdum ullamcorper, metus nisl rhoncus ipsum, ac consequat arcu dolor eu nisi. Nullam pulvinar auctor dolor, quis eleifend ex sagittis sed. Vestibulum vulputate, neque vel egestas commodo, massa metus pulvinar nulla, ac facilisis diam elit nec dui. Maecenas hendrerit luctus neque maximus luctus. Duis luctus hendrerit dapibus.</text:p>
      <text:p text:style-name="P3">Nunc vehicula sodales dolor ac efficitur. In non ultrices nibh. Donec non enim sed mi imperdiet rhoncus. Vivamus finibus risus ac nisl sodales, bibendum placerat turpis rutrum. In hac habitasse platea dictumst. Aenean posuere augue sit amet orci scelerisque, eu luctus diam faucibus. Curabitur gravida ante enim, sit amet aliquet lorem maximus quis. Phasellus quis pellentesque sem. Vivamus congue ultrices nisl ac venenatis. Etiam feugiat mattis rhoncus.</text:p>
      <text:p text:style-name="P3">Suspendisse volutpat sem a efficitur convallis. Vivamus arcu elit, congue at enim sed, iaculis ornare sapien. Aenean convallis felis sapien, ut sodales quam porta ac. Phasellus sit amet molestie leo. Phasellus accumsan augue metus, id congue orci egestas ut. Aenean suscipit felis eu pellentesque rutrum. Nullam risus neque, venenatis eu leo et, dignissim tincidunt odio. Cras porta nisi ut justo vulputate feugiat.</text:p>
      <text:p text:style-name="P3">Morbi ac dui lorem. Mauris varius hendrerit mollis. Duis pretium mauris in pharetra lacinia. Nunc commodo hendrerit elementum. Vivamus suscipit risus consequat tempus condimentum. Nam rutrum a sem ac malesuada. Vestibulum sodales vehicula condimentum. Pellentesque elit purus, feugiat vel imperdiet ut, consectetur sit amet enim. Cras rutrum condimentum est cursus aliquet.</text:p>
      <text:p text:style-name="P3">Suspendisse in mauris mollis, pretium nisl eu, maximus metus. Sed justo sem, dapibus dignissim sapien vitae, finibus lacinia sem. Duis vehicula tristique facilisis. Integer a condimentum lacus. Maecenas nec lorem eget eros consectetur cursus. Etiam congue sagittis semper. Quisque semper nisi varius felis molestie, in luctus ante feugiat.</text:p>
      <text:p text:style-name="P3">Nulla sodales sed leo id dignissim. Sed rhoncus rutrum eros sed porttitor. Aenean lobortis diam sed nunc vestibulum scelerisque. Morbi nulla libero, porttitor eget sagittis et, ultrices ac dolor. Lorem ipsum dolor sit amet, consectetur adipiscing elit. Donec tellus nisi, pharetra sit amet vehicula iaculis, vestibulum efficitur purus. Ut vitae lacus arcu. Donec id placerat ante. Nunc pulvinar et purus nec iaculis. Nulla convallis massa et dolor iaculis, in vehicula ipsum lacinia. Duis porta quis ante nec tristique.</text:p>
      <text:p text:style-name="P3">Suspendisse vitae metus eu elit efficitur laoreet. Phasellus sagittis lorem quis mattis gravida. Etiam a erat interdum, elementum nunc non, ultricies ante. Fusce bibendum auctor accumsan. Donec ornare risus leo. Quisque tristique enim vel volutpat lacinia. Sed quis fermentum diam, vel tempus augue. Suspendisse potenti. Praesent feugiat augue interdum, mollis erat ac, imperdiet lacus. <text:soft-page-break/>Aliquam imperdiet, massa nec ultrices posuere, turpis tortor posuere metus, a sagittis nulla est sed justo. Fusce ornare arcu in sollicitudin elementum. Mauris fringilla vel lorem ac dapibus. Pellentesque pellentesque faucibus nunc ut blandit. Aenean faucibus mi ut eleifend bibendum. Phasellus suscipit, orci eget faucibus tristique, mi dolor finibus libero, eu tristique enim mi ut libero.</text:p>
      <text:p text:style-name="P3">Vivamus mattis luctus placerat. Suspendisse faucibus pharetra lectus, at rhoncus justo pharetra et. Sed quis enim euismod, venenatis enim rhoncus, aliquam magna. Nulla efficitur magna tortor, elementum congue sem maximus eu. Cras nec aliquam sem. Suspendisse eu diam vitae justo congue tristique egestas auctor mi. Etiam tellus lacus, facilisis eu semper a, ornare at lectus. Quisque euismod ultricies purus non scelerisque.</text:p>
      <text:p text:style-name="P3">Sed nec eros eget justo egestas sodales. Aliquam eu fermentum odio. Ut iaculis finibus aliquet. Curabitur rutrum scelerisque mauris, vulputate fringilla nisi varius sit amet. Morbi consequat faucibus ullamcorper. Nullam semper luctus ornare. In hac habitasse platea dictumst. Praesent quis malesuada sapien. Ut ac porttitor enim.</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14:18:57.358000000</meta:creation-date>
    <dc:date>2023-12-04T14:21:11.365000000</dc:date>
    <meta:editing-duration>PT2M14S</meta:editing-duration>
    <meta:editing-cycles>1</meta:editing-cycles>
    <meta:document-statistic meta:table-count="0" meta:image-count="0" meta:object-count="0" meta:page-count="2" meta:paragraph-count="11" meta:word-count="678" meta:character-count="4678" meta:non-whitespace-character-count="4011"/>
    <meta:generator>LibreOffice/7.6.2.1$Windows_X86_64 LibreOffice_project/56f7684011345957bbf33a7ee678afaf4d2ba333</meta:generator>
  </office:meta>
</office:document-meta>
</file>